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keep-with-next="always"/>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150%" fo:keep-with-next="always"/>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115%" fo:keep-with-next="always"/>
    </style:style>
    <style:style style:name="P4" style:family="paragraph" style:parent-style-name="Standard">
      <style:paragraph-properties fo:line-height="150%" fo:keep-with-next="always"/>
    </style:style>
    <style:style style:name="P5" style:family="paragraph" style:parent-style-name="Standard" style:master-page-name="Standard">
      <style:paragraph-properties fo:line-height="115%" style:page-number="1" fo:keep-with-next="always"/>
      <style:text-properties style:font-name="Times New Roman" fo:font-size="12pt" style:font-name-asian="Times New Roman1" style:font-size-asian="12pt" style:font-name-complex="Times New Roman1" style:font-size-complex="12pt"/>
    </style:style>
    <style:style style:name="P6" style:family="paragraph">
      <loext:graphic-properties draw:fill="solid" draw:fill-color="#a0a0a0"/>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draw:rect text:anchor-type="as-char" style:rel-width="100%" draw:z-index="0" draw:style-name="gr1" draw:text-style-name="P6" svg:width="0.0012in" svg:height="0.0213in"><text:p/></draw:rect></text:p>
      <text:p text:style-name="P4"><text:span text:style-name="T1">As an adult re-entry student pursuing a Data Analytics &amp; Programming degree from Mesa Community College, financial obstacles have created barriers to achieving a bachelor’s degree. The day before the pandemic shutdown, being laid off from work compounded the financial constraints—despite this, creating a platform to support others during the pandemic demonstrates a unique perspective, creativity, problem-solving skills, and dedication to helping others.</text:span></text:p>
      <text:p text:style-name="P2"/>
      <text:p text:style-name="P4"><text:span text:style-name="T1">The current combination of loans, financial aid, scholarships, and part-time employment covers tuition, textbooks, and other expenses, but additional financial support is needed to cover relocation and living costs. Receiving scholarship funds will alleviate financial stress and enable the achievement of the requirements set by the initial goal, which include creating platforms for marginalized individuals who are isolated or living under limited resources.</text:span></text:p>
      <text:p text:style-name="P2"/>
      <text:p text:style-name="P4"><text:span text:style-name="T1">Finally a commitment to excellence is necessary for an academic setting due to an age difference and a higher expectation of soft skills upon entering a career path. However, with the age differential comes the potential impact technology can have in creating solutions and facilitating communication for complex problems that will inevitably be cross-generational. However, the ability to harness a tenacity and passion for using the skills that will impact our community positively are available due to the world experience. I am grateful for any assistance the Maricopa Community Colleges Foundation General Scholarship can provide to further these aspirations.</text:span></text:p>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fo:font-size="12pt" fo:font-weight="bold" style:font-name-asian="Times New Roman1" style:font-size-asian="12pt" style:font-weight-asian="bold" style:font-name-complex="Times New Roman1" style:font-size-complex="12pt"/>
    </style:style>
    <style:style style:name="MT2" style:family="text">
      <style:text-properties fo:font-style="italic" style:font-style-asian="italic"/>
    </style:style>
    <style:page-layout style:name="Mpm1">
      <style:page-layout-properties fo:page-width="8.5in" fo:page-height="11in" style:num-format="1" style:print-orientation="portrait" fo:margin-top="0.5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Title"><text:bookmark text:name="_3pqtcxh8toq7"/><text:span text:style-name="MT1">Financial Need</text:span></text:p>
        <text:p text:style-name="Standard"><text:span text:style-name="MT2"><text:s/>In 7-10 sentences, describe your educational goals and why you chose your major. How will earning a college degree or certificate help you achieve those goals?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254" meta:character-count="1758" meta:non-whitespace-character-count="1507"/>
    <meta:generator>LibreOfficeDev/6.0.5.2$Linux_X86_64 LibreOffice_project/</meta:generator>
  </office:meta>
</office:document-meta>
</file>